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Mar 13 00:03:00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Mar 13 00:03:00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text7047">
            <draw:path id="path7387" draw:style-name="style0" draw:layer="layout" svg:x="2.489cm" svg:y="1.417cm" svg:width="0.380cm" svg:height="0.388cm" svg:viewBox="0.0 0.0 380.226 388.447" svg:d="M 5359.078 3026.859 C 5359.078 3056.326 5354.726 3083.117 5346.024 3107.228 C 5337.501 3131.339 5325.081 3151.966 5308.762 3169.110 C 5292.443 3186.257 5272.498 3199.474 5248.926 3208.760 C 5225.355 3218.047 5198.609 3222.689 5168.693 3222.689 C 5137.145 3222.689 5109.492 3217.868 5085.739 3208.224 C 5061.987 3198.402 5042.224 3184.828 5026.448 3167.502 C 5010.673 3150.001 4998.797 3129.284 4990.819 3105.352 C 4982.841 3081.420 4978.851 3055.257 4978.852 3026.859 C 4978.852 2997.391 4983.022 2970.779 4991.363 2947.025 C 4999.703 2923.272 5011.942 2903.091 5028.080 2886.483 C 5044.218 2869.693 5064.072 2856.834 5087.644 2847.904 C 5111.396 2838.797 5138.592 2834.241 5169.237 2834.241 C 5199.698 2834.241 5226.715 2838.797 5250.287 2847.904 C 5274.039 2857.012 5293.893 2869.961 5309.850 2886.751 C 5325.987 2903.537 5338.226 2923.808 5346.568 2947.561 C 5354.908 2971.315 5359.078 2997.748 5359.079 3026.859 L 5359.078 3026.859 M 5306.044 3026.859 C 5306.044 3004.177 5303.052 2983.549 5297.069 2964.976 C 5291.267 2946.400 5282.563 2930.507 5270.959 2917.290 C 5259.536 2904.073 5245.303 2893.894 5228.260 2886.751 C 5211.216 2879.605 5191.542 2876.035 5169.240 2876.035 C 5146.394 2876.035 5126.359 2879.605 5109.133 2886.751 C 5091.907 2893.894 5077.493 2904.073 5065.889 2917.290 C 5054.466 2930.507 5045.853 2946.400 5040.051 2964.976 C 5034.430 2983.549 5031.620 3004.177 5031.620 3026.859 C 5031.620 3049.540 5034.521 3070.347 5040.323 3089.277 C 5046.306 3108.032 5055.010 3124.282 5066.433 3138.035 C 5078.037 3151.609 5092.361 3162.235 5109.404 3169.914 C 5126.629 3177.417 5146.394 3181.166 5168.696 3181.166 C 5192.630 3181.166 5213.209 3177.328 5230.436 3169.646 C 5247.842 3161.967 5262.075 3151.341 5273.135 3137.767 C 5284.377 3124.014 5292.627 3107.674 5297.885 3088.741 C 5303.324 3069.811 5306.044 3049.183 5306.045 3026.859 L 5306.044 3026.859 ">
              <!-- 36 nodes -->
            </draw:path>
            <draw:path id="path7389" draw:style-name="style0" draw:layer="layout" svg:x="2.932cm" svg:y="1.505cm" svg:width="0.236cm" svg:height="0.295cm" svg:viewBox="0.0 0.0 236.618 295.221" svg:d="M 6053.209 3305.362 L 6053.209 3121.585 C 6053.208 3107.478 6052.120 3095.690 6049.945 3086.225 C 6047.950 3076.760 6044.596 3069.168 6039.882 3063.454 C 6035.167 3057.559 6028.912 3053.453 6021.115 3051.130 C 6013.500 3048.629 6003.981 3047.379 5992.558 3047.379 C 5980.953 3047.379 5970.437 3049.433 5961.009 3053.542 C 5951.762 3057.469 5943.784 3063.275 5937.076 3070.954 C 5930.548 3078.454 5925.471 3087.833 5921.845 3099.082 C 5918.218 3110.157 5916.405 3122.925 5916.405 3137.392 L 5916.405 3305.362 L 5867.449 3305.362 L 5867.449 3077.382 C 5867.449 3071.311 5867.358 3064.972 5867.177 3058.362 C 5867.177 3051.577 5867.086 3045.235 5866.905 3039.343 C 5866.723 3033.269 5866.542 3028.091 5866.361 3023.804 C 5866.179 3019.519 5865.998 3016.750 5865.817 3015.500 L 5912.053 3015.500 C 5912.234 3016.393 5912.415 3018.805 5912.597 3022.732 C 5912.778 3026.662 5912.959 3031.217 5913.141 3036.395 C 5913.503 3041.397 5913.775 3046.575 5913.956 3051.934 C 5914.138 3057.112 5914.228 3061.489 5914.228 3065.059 L 5915.044 3065.059 C 5919.759 3056.665 5924.926 3049.076 5930.547 3042.290 C 5936.168 3035.502 5942.695 3029.788 5950.129 3025.144 C 5957.563 3020.323 5966.085 3016.661 5975.695 3014.160 C 5985.305 3011.480 5996.456 3010.143 6009.148 3010.140 C 6025.466 3010.143 6039.518 3012.106 6051.303 3016.036 C 6063.088 3019.966 6072.789 3026.037 6080.405 3034.251 C 6088.020 3042.469 6093.550 3053.095 6096.995 3066.131 C 6100.621 3078.990 6102.435 3094.350 6102.435 3112.209 L 6102.435 3305.362 L 6053.206 3305.362 L 6053.209 3305.362 ">
              <!-- 34 nodes -->
            </draw:path>
            <draw:path id="path7391" draw:style-name="style0" draw:layer="layout" svg:x="3.229cm" svg:y="1.502cm" svg:width="0.261cm" svg:height="0.300cm" svg:viewBox="0.0 0.0 261.369 300.578" svg:d="M 6510.820 3166.192 C 6510.820 3181.374 6512.361 3195.392 6515.443 3208.251 C 6518.707 3220.932 6523.602 3231.916 6530.130 3241.202 C 6536.839 3250.313 6545.361 3257.456 6555.696 3262.633 C 6566.031 3267.635 6578.451 3270.137 6592.957 3270.137 C 6614.171 3270.137 6631.126 3265.938 6643.818 3257.545 C 6656.692 3249.152 6665.395 3238.525 6669.928 3225.666 L 6712.900 3237.721 C 6709.817 3245.758 6705.465 3253.883 6699.845 3262.098 C 6694.405 3270.137 6687.062 3277.458 6677.815 3284.065 C 6668.568 3290.496 6656.963 3295.852 6643.002 3300.140 C 6629.221 3304.249 6612.541 3306.300 6592.957 3306.300 C 6549.441 3306.300 6516.260 3293.533 6493.414 3267.993 C 6470.749 3242.453 6459.417 3204.503 6459.417 3154.137 C 6459.417 3126.992 6462.862 3104.042 6469.752 3085.287 C 6476.642 3066.357 6486.071 3050.996 6498.038 3039.209 C 6510.004 3027.424 6523.966 3018.939 6539.921 3013.761 C 6555.877 3008.402 6572.921 3005.725 6591.054 3005.722 C 6615.713 3005.725 6636.293 3009.652 6652.794 3017.509 C 6669.475 3025.370 6682.802 3036.264 6692.773 3050.192 C 6702.927 3063.945 6710.089 3080.199 6714.259 3098.951 C 6718.611 3117.702 6720.787 3137.975 6720.787 3159.764 L 6720.787 3166.192 L 6510.822 3166.192 L 6510.820 3166.192 M 6670.201 3129.222 C 6667.480 3098.683 6659.594 3076.447 6646.539 3062.516 C 6633.484 3048.409 6614.718 3041.353 6590.240 3041.353 C 6582.080 3041.353 6573.468 3042.692 6564.402 3045.372 C 6555.517 3047.873 6547.267 3052.426 6539.652 3059.035 C 6532.037 3065.642 6525.600 3074.661 6520.342 3086.091 C 6515.084 3097.343 6512.092 3111.721 6511.367 3129.222 L 6670.201 3129.222 L 6670.201 3129.222 ">
              <!-- 34 nodes -->
            </draw:path>
            <draw:path id="path7393" draw:style-name="style0" draw:layer="layout" svg:x="3.707cm" svg:y="1.505cm" svg:width="0.390cm" svg:height="0.295cm" svg:viewBox="0.0 0.0 390.285 295.221" svg:d="M 7587.346 3305.362 L 7587.346 3121.585 C 7587.346 3107.478 7586.439 3095.690 7584.626 3086.225 C 7582.812 3076.760 7579.730 3069.168 7575.378 3063.454 C 7571.208 3057.559 7565.678 3053.453 7558.788 3051.130 C 7551.898 3048.629 7543.467 3047.379 7533.494 3047.379 C 7523.159 3047.379 7513.821 3049.433 7505.481 3053.542 C 7497.140 3057.469 7489.978 3063.275 7483.995 3070.954 C 7478.192 3078.454 7473.659 3087.833 7470.396 3099.082 C 7467.313 3110.157 7465.772 3122.925 7465.772 3137.392 L 7465.772 3305.362 L 7417.087 3305.362 L 7417.087 3077.382 C 7417.087 3071.311 7416.997 3064.972 7416.815 3058.362 C 7416.815 3051.577 7416.725 3045.235 7416.543 3039.343 C 7416.362 3033.269 7416.181 3028.091 7415.999 3023.804 C 7415.818 3019.519 7415.637 3016.750 7415.455 3015.500 L 7461.691 3015.500 C 7461.873 3016.393 7462.054 3018.805 7462.235 3022.732 C 7462.417 3026.662 7462.598 3031.217 7462.780 3036.395 C 7463.142 3041.397 7463.414 3046.575 7463.596 3051.934 C 7463.777 3057.112 7463.868 3061.489 7463.868 3065.059 L 7464.684 3065.059 C 7469.035 3056.665 7473.749 3049.076 7478.827 3042.290 C 7483.903 3035.502 7489.796 3029.788 7496.505 3025.144 C 7503.395 3020.323 7511.192 3016.661 7519.895 3014.160 C 7528.780 3011.480 7539.024 3010.143 7550.627 3010.140 C 7572.929 3010.143 7590.516 3014.517 7603.390 3023.268 C 7616.445 3032.021 7625.510 3045.950 7630.587 3065.059 L 7631.404 3065.059 C 7635.755 3056.665 7640.650 3049.076 7646.090 3042.290 C 7651.529 3035.502 7657.875 3029.788 7665.129 3025.144 C 7672.381 3020.323 7680.540 3016.661 7689.606 3014.160 C 7698.672 3011.480 7709.007 3010.143 7720.611 3010.140 C 7735.478 3010.143 7748.261 3012.106 7758.961 3016.036 C 7769.839 3019.966 7778.724 3026.037 7785.614 3034.251 C 7792.504 3042.469 7797.581 3053.095 7800.845 3066.131 C 7804.108 3078.990 7805.740 3094.350 7805.741 3112.209 L 7805.741 3305.362 L 7757.328 3305.362 L 7757.328 3121.585 C 7757.328 3107.478 7756.421 3095.690 7754.608 3086.225 C 7752.794 3076.760 7749.712 3069.168 7745.360 3063.454 C 7741.189 3057.559 7735.659 3053.453 7728.770 3051.130 C 7721.879 3048.629 7713.448 3047.379 7703.476 3047.379 C 7693.141 3047.379 7683.803 3049.344 7675.462 3053.274 C 7667.121 3057.023 7659.959 3062.650 7653.976 3070.150 C 7648.174 3077.650 7643.641 3087.029 7640.378 3098.281 C 7637.295 3109.532 7635.754 3122.567 7635.754 3137.392 L 7635.754 3305.362 L 7587.341 3305.362 L 7587.346 3305.362 ">
              <!-- 52 nodes -->
            </draw:path>
            <draw:path id="path7395" draw:style-name="style0" draw:layer="layout" svg:x="4.158cm" svg:y="1.502cm" svg:width="0.286cm" svg:height="0.300cm" svg:viewBox="0.0 0.0 286.119 300.578" svg:d="M 8406.647 3305.961 C 8377.092 3305.961 8354.882 3298.282 8340.013 3282.924 C 8325.145 3267.564 8317.711 3246.490 8317.711 3219.699 C 8317.711 3200.590 8321.337 3184.962 8328.590 3172.817 C 8336.024 3160.496 8345.634 3150.850 8357.420 3143.886 C 8369.386 3136.921 8382.985 3132.098 8398.215 3129.418 C 8413.445 3126.739 8428.947 3125.223 8444.723 3124.866 L 8510.813 3123.794 L 8510.813 3107.987 C 8510.813 3096.021 8509.543 3085.841 8507.005 3077.448 C 8504.466 3069.054 8500.568 3062.266 8495.310 3057.088 C 8490.052 3051.907 8483.434 3048.159 8475.456 3045.837 C 8467.659 3043.336 8458.412 3042.085 8447.714 3042.085 C 8438.286 3042.085 8429.764 3042.800 8422.149 3044.229 C 8414.533 3045.479 8407.915 3047.891 8402.294 3051.461 C 8396.674 3054.855 8392.141 3059.589 8388.696 3065.660 C 8385.251 3071.555 8382.984 3079.055 8381.896 3088.163 L 8330.763 3083.608 C 8332.577 3072.181 8336.021 3061.730 8341.098 3052.265 C 8346.175 3042.621 8353.337 3034.317 8362.584 3027.350 C 8372.013 3020.386 8383.708 3015.029 8397.670 3011.278 C 8411.812 3007.348 8428.855 3005.385 8448.803 3005.383 C 8485.792 3005.385 8513.623 3013.779 8532.300 3030.565 C 8550.976 3047.176 8560.314 3071.287 8560.314 3102.899 L 8560.314 3227.735 C 8560.314 3242.024 8562.218 3252.829 8566.025 3260.153 C 8569.833 3267.296 8577.086 3270.869 8587.784 3270.869 C 8590.504 3270.869 8593.223 3270.571 8595.943 3270.333 C 8598.663 3269.976 8601.291 3269.529 8603.830 3268.993 L 8603.830 3298.997 C 8597.665 3300.426 8591.500 3301.498 8585.336 3302.212 C 8579.352 3302.927 8572.915 3303.284 8566.025 3303.284 C 8556.778 3303.284 8548.800 3302.123 8542.092 3299.800 C 8535.564 3297.299 8530.215 3293.640 8526.045 3288.817 C 8521.875 3283.815 8518.701 3277.744 8516.526 3270.601 C 8514.349 3263.277 8512.990 3254.794 8512.446 3245.150 L 8510.814 3245.150 C 8505.556 3254.437 8499.753 3262.830 8493.408 3270.333 C 8487.243 3277.833 8479.990 3284.261 8471.650 3289.621 C 8463.309 3294.798 8453.790 3298.818 8443.092 3301.676 C 8432.576 3304.534 8420.427 3305.961 8406.647 3305.961 L 8406.647 3305.961 M 8417.798 3269.797 C 8433.391 3269.797 8446.990 3267.028 8458.593 3261.490 C 8470.378 3255.776 8480.079 3248.544 8487.694 3239.791 C 8495.491 3231.040 8501.293 3221.486 8505.101 3211.127 C 8508.908 3200.769 8510.812 3190.857 8510.812 3181.392 L 8510.812 3157.549 L 8457.234 3158.621 C 8445.267 3158.918 8433.844 3159.693 8422.965 3161.300 C 8412.267 3162.730 8402.838 3165.677 8394.679 3170.143 C 8386.520 3174.606 8379.992 3180.859 8375.097 3188.895 C 8370.382 3196.931 8368.025 3207.468 8368.025 3220.506 C 8368.025 3236.224 8372.286 3248.369 8380.808 3256.941 C 8389.511 3265.513 8401.841 3269.800 8417.798 3269.800 L 8417.798 3269.797 ">
              <!-- 56 nodes -->
            </draw:path>
            <draw:path id="path7397" draw:style-name="style0" draw:layer="layout" svg:x="4.481cm" svg:y="1.502cm" svg:width="0.250cm" svg:height="0.408cm" svg:viewBox="0.0 0.0 250.490 408.812" svg:d="M 9212.982 3154.158 C 9212.981 3176.125 9211.168 3196.395 9207.542 3214.971 C 9203.916 3233.544 9197.841 3249.530 9189.320 3262.922 C 9180.979 3276.318 9169.828 3286.855 9155.867 3294.533 C 9142.087 3302.036 9125.044 3305.785 9104.737 3305.785 C 9083.704 3305.785 9065.299 3301.858 9049.526 3294.000 C 9033.751 3286.140 9021.694 3273.281 9013.353 3255.422 L 9011.992 3255.422 C 9012.174 3255.779 9012.264 3257.387 9012.264 3260.246 C 9012.446 3263.104 9012.536 3266.674 9012.536 3270.961 C 9012.718 3275.246 9012.809 3280.069 9012.809 3285.425 C 9012.990 3290.606 9013.081 3295.784 9013.081 3300.965 L 9013.081 3414.285 L 8964.124 3414.285 L 8964.124 3069.769 C 8964.124 3062.802 8964.033 3056.106 8963.852 3049.674 C 8963.852 3043.246 8963.761 3037.443 8963.580 3032.263 C 8963.398 3026.906 8963.217 3022.351 8963.036 3018.599 C 8962.854 3014.851 8962.673 3012.171 8962.492 3010.563 L 9009.816 3010.563 C 9009.997 3011.099 9010.179 3012.975 9010.360 3016.188 C 9010.723 3019.403 9010.995 3023.333 9011.176 3027.975 C 9011.539 3032.441 9011.811 3037.265 9011.992 3042.442 C 9012.355 3047.623 9012.536 3052.533 9012.536 3057.177 L 9013.625 3057.177 C 9018.158 3047.891 9023.325 3040.031 9029.127 3033.602 C 9034.929 3026.996 9041.547 3021.636 9048.982 3017.527 C 9056.416 3013.243 9064.666 3010.206 9073.731 3008.419 C 9082.978 3006.454 9093.314 3005.472 9104.736 3005.472 C 9125.043 3005.472 9142.088 3009.045 9155.866 3016.188 C 9169.827 3023.333 9180.978 3033.424 9189.319 3046.462 C 9197.840 3059.321 9203.915 3074.947 9207.541 3093.344 C 9211.167 3111.560 9212.981 3131.830 9212.981 3154.155 L 9212.982 3154.158 M 9161.576 3155.226 C 9161.576 3137.368 9160.487 3121.472 9158.312 3107.540 C 9156.136 3093.612 9152.328 3081.824 9146.889 3072.178 C 9141.631 3062.534 9134.559 3055.212 9125.675 3050.210 C 9116.790 3045.211 9105.639 3042.710 9092.222 3042.710 C 9081.343 3042.710 9071.098 3044.229 9061.490 3047.266 C 9051.880 3050.300 9043.448 3056.106 9036.196 3064.678 C 9029.124 3073.250 9023.503 3085.126 9019.333 3100.308 C 9015.163 3115.311 9013.078 3134.867 9013.078 3158.978 C 9013.078 3179.516 9014.801 3196.928 9018.245 3211.217 C 9021.690 3225.327 9026.676 3236.757 9033.204 3245.507 C 9039.912 3254.258 9048.162 3260.600 9057.954 3264.527 C 9067.745 3268.279 9078.987 3270.154 9091.679 3270.154 C 9105.278 3270.154 9116.519 3267.564 9125.404 3262.383 C 9134.470 3257.206 9141.631 3249.706 9146.890 3239.880 C 9152.329 3230.058 9156.137 3218.091 9158.313 3203.984 C 9160.489 3189.696 9161.577 3173.442 9161.577 3155.226 L 9161.576 3155.226 ">
              <!-- 52 nodes -->
            </draw:path>
            <draw:path id="path7399" draw:style-name="style0" draw:layer="layout" svg:x="4.917cm" svg:y="1.401cm" svg:width="0.147cm" svg:height="0.397cm" svg:viewBox="0.0 0.0 147.682 397.019" svg:d="M 9925.737 2946.218 L 9925.737 3200.986 L 9876.781 3200.986 L 9876.781 2946.218 L 9835.441 2946.218 L 9835.441 2911.124 L 9876.781 2911.124 L 9876.781 2878.441 C 9876.781 2867.904 9877.778 2858.171 9879.773 2849.238 C 9881.768 2840.130 9885.394 2832.273 9890.652 2825.666 C 9896.091 2818.878 9903.435 2813.611 9912.682 2809.859 C 9921.929 2805.932 9933.896 2803.967 9948.583 2803.967 C 9954.385 2803.967 9960.369 2804.265 9966.534 2804.771 C 9972.880 2805.307 9978.410 2806.111 9983.124 2807.183 L 9983.124 2843.885 C 9980.042 2843.349 9976.415 2842.902 9972.245 2842.545 C 9968.256 2842.009 9964.630 2841.741 9961.366 2841.741 C 9954.113 2841.741 9948.130 2842.724 9943.416 2844.689 C 9938.883 2846.654 9935.256 2849.512 9932.537 2853.261 C 9929.998 2856.834 9928.185 2861.300 9927.097 2866.656 C 9926.190 2872.016 9925.737 2878.176 9925.737 2885.140 L 9925.737 2911.127 L 9983.124 2911.127 L 9983.124 2946.221 L 9925.737 2946.221 L 9925.737 2946.218 ">
              <!-- 26 nodes -->
            </draw:path>
            <draw:path id="path7401" draw:style-name="style0" draw:layer="layout" svg:x="5.087cm" svg:y="1.504cm" svg:width="0.262cm" svg:height="0.300cm" svg:viewBox="0.0 0.0 262.999 300.578" svg:d="M 10437.993 3158.776 C 10437.993 3209.496 10426.660 3247.270 10403.996 3272.096 C 10381.331 3296.921 10348.422 3309.331 10305.270 3309.331 C 10284.781 3309.331 10266.466 3306.297 10250.331 3300.223 C 10234.193 3294.152 10220.504 3284.866 10209.263 3272.364 C 10198.203 3259.861 10189.681 3244.233 10183.698 3225.481 C 10177.896 3206.551 10174.994 3184.316 10174.994 3158.776 C 10174.994 3058.761 10218.964 3008.756 10306.902 3008.753 C 10329.748 3008.756 10349.420 3011.879 10365.921 3018.132 C 10382.602 3024.381 10396.200 3033.757 10406.717 3046.259 C 10417.414 3058.761 10425.301 3074.390 10430.378 3093.142 C 10435.455 3111.893 10437.993 3133.771 10437.994 3158.776 L 10437.993 3158.776 M 10386.589 3158.776 C 10386.589 3136.272 10384.775 3117.699 10381.149 3103.053 C 10377.704 3088.408 10372.536 3076.709 10365.647 3067.959 C 10358.937 3059.208 10350.688 3053.137 10340.897 3049.743 C 10331.105 3046.170 10320.045 3044.384 10307.716 3044.384 C 10295.205 3044.384 10283.873 3046.259 10273.719 3050.011 C 10263.746 3053.581 10255.224 3059.833 10248.153 3068.763 C 10241.082 3077.513 10235.642 3089.211 10231.834 3103.857 C 10228.208 3118.503 10226.395 3136.808 10226.395 3158.776 C 10226.395 3181.279 10228.390 3199.941 10232.379 3214.766 C 10236.367 3229.412 10241.807 3241.110 10248.697 3249.860 C 10255.768 3258.611 10264.018 3264.771 10273.447 3268.344 C 10283.056 3271.917 10293.482 3273.703 10304.723 3273.703 C 10317.234 3273.703 10328.566 3272.006 10338.720 3268.612 C 10348.874 3265.039 10357.487 3258.879 10364.558 3250.128 C 10371.629 3241.378 10377.069 3229.590 10380.877 3214.766 C 10384.684 3199.941 10386.588 3181.279 10386.588 3158.776 L 10386.589 3158.776 ">
              <!-- 31 nodes -->
            </draw:path>
            <draw:path id="path7403" draw:style-name="style0" draw:layer="layout" svg:x="5.411cm" svg:y="1.505cm" svg:width="0.139cm" svg:height="0.295cm" svg:viewBox="0.0 0.0 139.253 295.221" svg:d="M 10823.897 3305.362 L 10823.897 3083.009 C 10823.897 3076.939 10823.807 3070.775 10823.625 3064.526 C 10823.625 3058.095 10823.535 3051.934 10823.353 3046.039 C 10823.172 3040.147 10822.990 3034.609 10822.809 3029.431 C 10822.628 3024.250 10822.446 3019.609 10822.265 3015.500 L 10868.501 3015.500 C 10868.683 3019.609 10868.864 3024.340 10869.045 3029.699 C 10869.408 3034.877 10869.680 3040.236 10869.861 3045.771 C 10870.224 3051.309 10870.406 3056.665 10870.406 3061.846 C 10870.587 3066.845 10870.678 3071.133 10870.678 3074.705 L 10871.766 3074.705 C 10875.211 3063.633 10878.837 3054.078 10882.645 3046.039 C 10886.634 3037.824 10891.257 3031.128 10896.516 3025.947 C 10901.774 3020.591 10908.029 3016.661 10915.282 3014.160 C 10922.535 3011.480 10931.328 3010.143 10941.664 3010.140 C 10945.652 3010.143 10949.460 3010.498 10953.087 3011.212 C 10956.713 3011.748 10959.523 3012.284 10961.518 3012.820 L 10961.518 3057.023 C 10958.254 3056.129 10954.446 3055.504 10950.095 3055.147 C 10945.743 3054.611 10940.847 3054.343 10935.408 3054.343 C 10924.166 3054.346 10914.557 3056.844 10906.579 3061.846 C 10898.782 3066.845 10892.345 3073.812 10887.268 3082.742 C 10882.373 3091.492 10878.746 3102.029 10876.389 3114.353 C 10874.032 3126.497 10872.854 3139.804 10872.854 3154.268 L 10872.854 3305.362 L 10823.897 3305.362 L 10823.897 3305.362 ">
              <!-- 28 nodes -->
            </draw:path>
            <draw:path id="path7405" draw:style-name="style0" draw:layer="layout" svg:x="5.723cm" svg:y="1.444cm" svg:width="0.142cm" svg:height="0.358cm" svg:viewBox="0.0 0.0 142.244 358.979" svg:d="M 11588.906 3242.080 C 11581.472 3244.045 11573.856 3245.564 11566.060 3246.636 C 11558.445 3247.886 11549.560 3248.512 11539.406 3248.512 C 11500.243 3248.512 11480.659 3226.634 11480.659 3182.875 L 11480.659 2989.456 L 11446.662 2989.456 L 11446.662 2954.362 L 11482.563 2954.362 L 11496.978 2889.532 L 11529.615 2889.532 L 11529.615 2954.362 L 11584.010 2954.362 L 11584.010 2989.456 L 11529.615 2989.456 L 11529.615 3172.427 C 11529.615 3186.358 11531.882 3196.181 11536.414 3201.897 C 11541.128 3207.432 11549.197 3210.201 11560.620 3210.201 C 11565.334 3210.201 11569.867 3209.844 11574.219 3209.129 C 11578.752 3208.415 11583.647 3207.522 11588.906 3206.450 L 11588.906 3242.080 L 11588.906 3242.080 ">
              <!-- 21 nodes -->
            </draw:path>
            <draw:path id="path7407" draw:style-name="style0" draw:layer="layout" svg:x="5.907cm" svg:y="1.401cm" svg:width="0.234cm" svg:height="0.397cm" svg:viewBox="0.0 0.0 234.988 397.543" svg:d="M 11863.104 2961.004 C 11868.544 2951.182 11874.436 2942.878 11880.783 2936.092 C 11887.129 2929.125 11894.110 2923.412 11901.725 2918.945 C 11909.340 2914.482 11917.681 2911.267 11926.747 2909.302 C 11935.813 2907.158 11945.966 2906.089 11957.207 2906.086 C 11976.064 2906.089 11991.476 2908.587 12003.444 2913.589 C 12015.591 2918.588 12025.111 2925.645 12032.001 2934.752 C 12039.072 2943.682 12043.877 2954.397 12046.416 2966.900 C 12049.136 2979.402 12050.495 2993.154 12050.495 3008.154 L 12050.495 3201.308 L 12001.267 3201.308 L 12001.267 3017.530 C 12001.266 3005.210 12000.450 2994.405 11998.818 2985.115 C 11997.367 2975.829 11994.466 2968.150 11990.115 2962.076 C 11985.763 2955.827 11979.598 2951.182 11971.620 2948.148 C 11963.642 2944.932 11953.307 2943.324 11940.616 2943.324 C 11929.012 2943.324 11918.495 2945.379 11909.067 2949.488 C 11899.820 2953.594 11891.842 2959.399 11885.133 2966.900 C 11878.606 2974.400 11873.529 2983.510 11869.903 2994.226 C 11866.277 3004.942 11864.463 3016.997 11864.463 3030.390 L 11864.463 3201.308 L 11815.507 3201.308 L 11815.507 2803.764 L 11864.463 2803.764 L 11864.463 2907.170 C 11864.463 2913.065 11864.373 2918.957 11864.191 2924.853 C 11864.010 2930.745 11863.738 2936.194 11863.375 2941.193 C 11863.194 2946.195 11863.013 2950.482 11862.831 2954.052 C 11862.650 2957.446 11862.468 2959.769 11862.287 2961.016 L 11863.103 2961.016 L 11863.104 2961.004 ">
              <!-- 31 nodes -->
            </draw:path>
            <draw:path id="path7409" draw:style-name="style0" draw:layer="layout" svg:x="6.202cm" svg:y="1.502cm" svg:width="0.261cm" svg:height="0.300cm" svg:viewBox="0.0 0.0 261.369 300.578" svg:d="M 12457.202 3166.192 C 12457.202 3181.374 12458.744 3195.392 12461.826 3208.251 C 12465.090 3220.932 12469.985 3231.916 12476.513 3241.202 C 12483.221 3250.313 12491.743 3257.456 12502.078 3262.633 C 12512.413 3267.635 12524.834 3270.137 12539.340 3270.137 C 12560.554 3270.137 12577.508 3265.938 12590.201 3257.545 C 12603.074 3249.152 12611.778 3238.525 12616.311 3225.666 L 12659.282 3237.721 C 12656.200 3245.758 12651.848 3253.883 12646.227 3262.098 C 12640.788 3270.137 12633.444 3277.458 12624.197 3284.065 C 12614.950 3290.496 12603.346 3295.852 12589.384 3300.140 C 12575.604 3304.249 12558.924 3306.300 12539.339 3306.300 C 12495.823 3306.300 12462.643 3293.533 12439.797 3267.993 C 12417.132 3242.453 12405.800 3204.503 12405.800 3154.137 C 12405.800 3126.992 12409.245 3104.042 12416.135 3085.287 C 12423.025 3066.357 12432.453 3050.996 12444.420 3039.209 C 12456.387 3027.424 12470.349 3018.939 12486.304 3013.761 C 12502.260 3008.402 12519.303 3005.725 12537.437 3005.722 C 12562.096 3005.725 12582.675 3009.652 12599.177 3017.509 C 12615.857 3025.370 12629.184 3036.264 12639.156 3050.192 C 12649.309 3063.945 12656.471 3080.199 12660.642 3098.951 C 12664.993 3117.702 12667.169 3137.975 12667.169 3159.764 L 12667.169 3166.192 L 12457.205 3166.192 L 12457.202 3166.192 M 12616.583 3129.222 C 12613.863 3098.683 12605.976 3076.447 12592.921 3062.516 C 12579.866 3048.409 12561.101 3041.353 12536.622 3041.353 C 12528.463 3041.353 12519.850 3042.692 12510.785 3045.372 C 12501.900 3047.873 12493.650 3052.426 12486.035 3059.035 C 12478.419 3065.642 12471.983 3074.661 12466.725 3086.091 C 12461.466 3097.343 12458.475 3111.721 12457.749 3129.222 L 12616.583 3129.222 L 12616.583 3129.222 ">
              <!-- 34 nodes -->
            </draw:path>
            <draw:path id="path7411" draw:style-name="style0" draw:layer="layout" svg:x="6.643cm" svg:y="1.510cm" svg:width="0.404cm" svg:height="0.289cm" svg:viewBox="0.0 0.0 404.429 289.862" svg:d="M 13606.163 3310.722 L 13549.320 3310.722 L 13502.268 3123.731 C 13500.817 3118.908 13499.275 3112.926 13497.644 3105.781 C 13496.193 3098.638 13494.742 3091.674 13493.293 3084.885 C 13491.479 3077.028 13489.757 3068.903 13488.125 3060.506 C 13486.493 3068.545 13484.771 3076.492 13482.957 3084.349 C 13481.507 3091.138 13479.875 3098.191 13478.062 3105.513 C 13476.429 3112.837 13474.888 3119.265 13473.438 3124.803 L 13425.026 3310.722 L 13368.455 3310.722 L 13286.045 3020.859 L 13334.457 3020.859 L 13384.230 3217.761 C 13385.500 3221.870 13386.769 3226.958 13388.038 3233.032 C 13389.308 3238.924 13390.577 3244.730 13391.846 3250.444 C 13393.115 3257.054 13394.475 3263.839 13395.925 3270.806 C 13397.376 3264.018 13398.918 3257.411 13400.549 3250.980 C 13402.000 3245.445 13403.451 3239.818 13404.901 3234.104 C 13406.352 3228.387 13407.621 3223.656 13408.708 3219.905 L 13462.015 3020.859 L 13514.505 3020.859 L 13565.910 3219.905 C 13567.180 3224.549 13568.540 3229.816 13569.990 3235.712 C 13571.441 3241.604 13572.801 3247.142 13574.069 3252.320 C 13575.520 3258.394 13576.971 3264.554 13578.421 3270.806 C 13579.872 3264.018 13581.323 3257.411 13582.773 3250.980 C 13584.042 3245.445 13585.312 3239.728 13586.580 3233.836 C 13588.031 3227.762 13589.391 3222.406 13590.660 3217.761 L 13642.606 3020.859 L 13690.475 3020.859 L 13606.161 3310.722 L 13606.163 3310.722 ">
              <!-- 33 nodes -->
            </draw:path>
            <draw:path id="path7413" draw:style-name="style0" draw:layer="layout" svg:x="7.085cm" svg:y="1.401cm" svg:width="0.234cm" svg:height="0.397cm" svg:viewBox="0.0 0.0 234.988 397.543" svg:d="M 14217.838 2961.004 C 14223.278 2951.182 14229.170 2942.878 14235.517 2936.092 C 14241.863 2929.125 14248.843 2923.412 14256.459 2918.945 C 14264.074 2914.482 14272.415 2911.267 14281.481 2909.302 C 14290.546 2907.158 14300.700 2906.089 14311.941 2906.086 C 14330.798 2906.089 14346.210 2908.587 14358.177 2913.589 C 14370.325 2918.588 14379.844 2925.645 14386.735 2934.752 C 14393.806 2943.682 14398.611 2954.397 14401.149 2966.900 C 14403.870 2979.402 14405.229 2993.154 14405.229 3008.154 L 14405.229 3201.308 L 14356.000 3201.308 L 14356.000 3017.530 C 14356.000 3005.210 14355.184 2994.405 14353.552 2985.115 C 14352.101 2975.829 14349.200 2968.150 14344.849 2962.076 C 14340.497 2955.827 14334.332 2951.182 14326.354 2948.148 C 14318.376 2944.932 14308.041 2943.324 14295.350 2943.324 C 14283.746 2943.324 14273.229 2945.379 14263.801 2949.488 C 14254.554 2953.594 14246.576 2959.399 14239.867 2966.900 C 14233.340 2974.400 14228.263 2983.510 14224.637 2994.226 C 14221.010 3004.942 14219.197 3016.997 14219.197 3030.390 L 14219.197 3201.308 L 14170.240 3201.308 L 14170.240 2803.764 L 14219.197 2803.764 L 14219.197 2907.170 C 14219.197 2913.065 14219.106 2918.957 14218.925 2924.853 C 14218.744 2930.745 14218.472 2936.194 14218.109 2941.193 C 14217.928 2946.195 14217.746 2950.482 14217.565 2954.052 C 14217.383 2957.446 14217.202 2959.769 14217.021 2961.016 L 14217.837 2961.016 L 14217.838 2961.004 ">
              <!-- 31 nodes -->
            </draw:path>
            <draw:path id="path7415" draw:style-name="style0" draw:layer="layout" svg:x="7.379cm" svg:y="1.504cm" svg:width="0.262cm" svg:height="0.300cm" svg:viewBox="0.0 0.0 262.999 300.578" svg:d="M 15022.922 3158.776 C 15022.922 3209.496 15011.590 3247.270 14988.925 3272.096 C 14966.260 3296.921 14933.352 3309.331 14890.199 3309.331 C 14869.710 3309.331 14851.396 3306.297 14835.260 3300.223 C 14819.123 3294.152 14805.434 3284.866 14794.193 3272.364 C 14783.132 3259.861 14774.610 3244.233 14768.627 3225.481 C 14762.825 3206.551 14759.924 3184.316 14759.924 3158.776 C 14759.924 3058.761 14803.893 3008.756 14891.831 3008.753 C 14914.677 3008.756 14934.349 3011.879 14950.851 3018.132 C 14967.532 3024.381 14981.130 3033.757 14991.646 3046.259 C 15002.343 3058.761 15010.231 3074.390 15015.308 3093.142 C 15020.384 3111.893 15022.923 3133.771 15022.923 3158.776 L 15022.922 3158.776 M 14971.518 3158.776 C 14971.518 3136.272 14969.705 3117.699 14966.079 3103.053 C 14962.633 3088.408 14957.466 3076.709 14950.576 3067.959 C 14943.867 3059.208 14935.617 3053.137 14925.826 3049.743 C 14916.035 3046.170 14904.974 3044.384 14892.645 3044.384 C 14880.134 3044.384 14868.802 3046.259 14858.648 3050.011 C 14848.675 3053.581 14840.154 3059.833 14833.082 3068.763 C 14826.011 3077.513 14820.571 3089.211 14816.764 3103.857 C 14813.137 3118.503 14811.324 3136.808 14811.324 3158.776 C 14811.324 3181.279 14813.319 3199.941 14817.308 3214.766 C 14821.297 3229.412 14826.736 3241.110 14833.626 3249.860 C 14840.697 3258.611 14848.947 3264.771 14858.376 3268.344 C 14867.986 3271.917 14878.412 3273.703 14889.653 3273.703 C 14902.164 3273.703 14913.496 3272.006 14923.650 3268.612 C 14933.803 3265.039 14942.416 3258.879 14949.488 3250.128 C 14956.559 3241.378 14961.998 3229.590 14965.806 3214.766 C 14969.614 3199.941 14971.517 3181.279 14971.518 3158.776 L 14971.518 3158.776 ">
              <!-- 31 nodes -->
            </draw:path>
            <draw:path id="path7417" draw:style-name="style0" draw:layer="layout" svg:x="7.704cm" svg:y="1.402cm" svg:width="0.048cm" svg:height="0.397cm" svg:viewBox="0.0 0.0 48.956 397.543" svg:d="M 15408.041 3203.041 L 15408.041 2805.497 L 15456.997 2805.497 L 15456.997 3203.041 L 15408.041 3203.041 L 15408.041 3203.041 ">
              <!-- 6 nodes -->
            </draw:path>
            <draw:path id="path7419" draw:style-name="style0" draw:layer="layout" svg:x="7.814cm" svg:y="1.502cm" svg:width="0.261cm" svg:height="0.300cm" svg:viewBox="0.0 0.0 261.366 300.578" svg:d="M 15679.470 3166.192 C 15679.470 3181.374 15681.011 3195.392 15684.093 3208.251 C 15687.357 3220.932 15692.253 3231.916 15698.780 3241.202 C 15705.489 3250.313 15714.010 3257.456 15724.346 3262.633 C 15734.681 3267.635 15747.101 3270.137 15761.607 3270.137 C 15782.821 3270.137 15799.773 3265.938 15812.469 3257.545 C 15825.342 3249.152 15834.045 3238.525 15838.578 3225.666 L 15881.550 3237.721 C 15878.467 3245.758 15874.115 3253.883 15868.495 3262.098 C 15863.055 3270.137 15855.712 3277.458 15846.465 3284.065 C 15837.217 3290.496 15825.613 3295.852 15811.652 3300.140 C 15797.872 3304.249 15781.191 3306.300 15761.607 3306.300 C 15718.091 3306.300 15684.910 3293.533 15662.064 3267.993 C 15639.400 3242.453 15628.067 3204.503 15628.067 3154.137 C 15628.067 3126.992 15631.512 3104.042 15638.402 3085.287 C 15645.292 3066.357 15654.721 3050.996 15666.688 3039.209 C 15678.655 3027.424 15692.616 3018.939 15708.571 3013.761 C 15724.527 3008.402 15741.571 3005.725 15759.701 3005.722 C 15784.360 3005.725 15804.940 3009.652 15821.441 3017.509 C 15838.122 3025.370 15851.449 3036.264 15861.420 3050.192 C 15871.574 3063.945 15878.736 3080.199 15882.906 3098.951 C 15887.258 3117.702 15889.434 3137.975 15889.434 3159.764 L 15889.434 3166.192 L 15679.467 3166.192 L 15679.470 3166.192 M 15838.845 3129.222 C 15836.124 3098.683 15828.238 3076.447 15815.183 3062.516 C 15802.128 3048.409 15783.362 3041.353 15758.884 3041.353 C 15750.725 3041.353 15742.112 3042.692 15733.046 3045.372 C 15724.161 3047.873 15715.912 3052.426 15708.296 3059.035 C 15700.681 3065.642 15694.244 3074.661 15688.986 3086.091 C 15683.728 3097.343 15680.736 3111.721 15680.011 3129.222 L 15838.845 3129.222 L 15838.845 3129.222 ">
              <!-- 34 nodes -->
            </draw:path>
            <draw:path id="path7421" draw:style-name="style0" draw:layer="layout" svg:x="8.278cm" svg:y="1.504cm" svg:width="0.262cm" svg:height="0.300cm" svg:viewBox="0.0 0.0 262.999 300.578" svg:d="M 16819.654 3158.776 C 16819.653 3209.496 16808.321 3247.270 16785.657 3272.096 C 16762.992 3296.921 16730.083 3309.331 16686.930 3309.331 C 16666.441 3309.331 16648.127 3306.297 16631.991 3300.223 C 16615.854 3294.152 16602.165 3284.866 16590.924 3272.364 C 16579.864 3259.861 16571.342 3244.233 16565.358 3225.481 C 16559.556 3206.551 16556.655 3184.316 16556.655 3158.776 C 16556.655 3058.761 16600.624 3008.756 16688.562 3008.753 C 16711.408 3008.756 16731.081 3011.879 16747.582 3018.132 C 16764.263 3024.381 16777.861 3033.757 16788.377 3046.259 C 16799.075 3058.761 16806.962 3074.390 16812.039 3093.142 C 16817.116 3111.893 16819.654 3133.771 16819.655 3158.776 L 16819.654 3158.776 M 16768.249 3158.776 C 16768.249 3136.272 16766.436 3117.699 16762.810 3103.053 C 16759.365 3088.408 16754.197 3076.709 16747.307 3067.959 C 16740.598 3059.208 16732.348 3053.137 16722.557 3049.743 C 16712.766 3046.170 16701.706 3044.384 16689.376 3044.384 C 16676.865 3044.384 16665.533 3046.259 16655.379 3050.011 C 16645.407 3053.581 16636.885 3059.833 16629.813 3068.763 C 16622.742 3077.513 16617.303 3089.211 16613.495 3103.857 C 16609.869 3118.503 16608.055 3136.808 16608.055 3158.776 C 16608.055 3181.279 16610.050 3199.941 16614.039 3214.766 C 16618.028 3229.412 16623.467 3241.110 16630.358 3249.860 C 16637.429 3258.611 16645.679 3264.771 16655.107 3268.344 C 16664.717 3271.917 16675.143 3273.703 16686.384 3273.703 C 16698.895 3273.703 16710.227 3272.006 16720.381 3268.612 C 16730.535 3265.039 16739.147 3258.879 16746.219 3250.128 C 16753.290 3241.378 16758.730 3229.590 16762.537 3214.766 C 16766.345 3199.941 16768.249 3181.279 16768.249 3158.776 L 16768.249 3158.776 ">
              <!-- 31 nodes -->
            </draw:path>
            <draw:path id="path7423" draw:style-name="style0" draw:layer="layout" svg:x="8.572cm" svg:y="1.401cm" svg:width="0.147cm" svg:height="0.397cm" svg:viewBox="0.0 0.0 147.683 397.019" svg:d="M 17235.991 2946.218 L 17235.991 3200.986 L 17187.034 3200.986 L 17187.034 2946.218 L 17145.695 2946.218 L 17145.695 2911.124 L 17187.034 2911.124 L 17187.034 2878.441 C 17187.034 2867.904 17188.032 2858.171 17190.027 2849.238 C 17192.022 2840.130 17195.648 2832.273 17200.906 2825.666 C 17206.345 2818.878 17213.689 2813.611 17222.936 2809.859 C 17232.183 2805.932 17244.150 2803.967 17258.837 2803.967 C 17264.639 2803.967 17270.623 2804.265 17276.788 2804.771 C 17283.134 2805.307 17288.664 2806.111 17293.378 2807.183 L 17293.378 2843.885 C 17290.296 2843.349 17286.670 2842.902 17282.499 2842.545 C 17278.510 2842.009 17274.884 2841.741 17271.620 2841.741 C 17264.368 2841.741 17258.384 2842.724 17253.670 2844.689 C 17249.137 2846.654 17245.510 2849.512 17242.791 2853.261 C 17240.252 2856.834 17238.439 2861.300 17237.351 2866.656 C 17236.445 2872.016 17235.991 2878.176 17235.991 2885.140 L 17235.991 2911.127 L 17293.378 2911.127 L 17293.378 2946.221 L 17235.991 2946.221 L 17235.991 2946.218 ">
              <!-- 26 nodes -->
            </draw:path>
            <draw:path id="path7425" draw:style-name="style0" draw:layer="layout" svg:x="8.919cm" svg:y="1.422cm" svg:width="0.301cm" svg:height="0.377cm" svg:viewBox="0.0 0.0 301.892 377.475" svg:d="M 17839.553 3223.108 L 17839.553 2845.633 L 18130.294 2845.633 L 18130.294 2887.424 L 17891.499 2887.424 L 17891.499 3008.512 L 18113.974 3008.512 L 18113.974 3049.767 L 17891.499 3049.767 L 17891.499 3181.306 L 18141.445 3181.306 L 18141.445 3223.096 L 17839.553 3223.096 L 17839.553 3223.108 ">
              <!-- 14 nodes -->
            </draw:path>
            <draw:path id="path7427" draw:style-name="style0" draw:layer="layout" svg:x="9.282cm" svg:y="1.508cm" svg:width="0.236cm" svg:height="0.295cm" svg:viewBox="0.0 0.0 236.619 295.218" svg:d="M 18613.727 3017.012 L 18613.727 3200.787 C 18613.727 3214.897 18614.725 3226.684 18616.720 3236.149 C 18618.896 3245.615 18622.340 3253.296 18627.055 3259.189 C 18631.769 3264.905 18637.934 3269.011 18645.549 3271.512 C 18653.346 3273.834 18662.955 3274.996 18674.379 3274.996 C 18685.983 3274.996 18696.408 3273.031 18705.655 3269.100 C 18715.083 3264.995 18723.061 3259.189 18729.589 3251.689 C 18736.297 3244.010 18741.465 3234.631 18745.092 3223.558 C 18748.718 3212.306 18750.531 3199.450 18750.531 3184.983 L 18750.531 3017.012 L 18799.488 3017.012 L 18799.488 3244.989 C 18799.487 3251.063 18799.487 3257.491 18799.488 3264.280 C 18799.669 3270.887 18799.850 3277.229 18800.032 3283.300 C 18800.213 3289.195 18800.395 3294.283 18800.576 3298.571 C 18800.757 3302.855 18800.939 3305.624 18801.120 3306.875 L 18754.884 3306.875 C 18754.702 3305.982 18754.521 3303.570 18754.340 3299.643 C 18754.158 3295.712 18753.886 3291.246 18753.524 3286.247 C 18753.342 3281.067 18753.161 3275.889 18752.979 3270.708 C 18752.798 3265.352 18752.707 3260.886 18752.707 3257.313 L 18751.891 3257.313 C 18747.177 3265.709 18742.009 3273.299 18736.388 3280.084 C 18730.768 3286.873 18724.240 3292.675 18716.806 3297.499 C 18709.372 3302.141 18700.850 3305.714 18691.240 3308.215 C 18681.630 3310.894 18670.479 3312.231 18657.787 3312.231 C 18641.469 3312.231 18627.418 3310.266 18615.632 3306.339 C 18603.846 3302.409 18594.146 3296.338 18586.531 3288.123 C 18578.915 3279.905 18573.294 3269.368 18569.668 3256.509 C 18566.223 3243.652 18564.500 3228.203 18564.500 3210.166 L 18564.500 3017.012 L 18613.729 3017.012 L 18613.727 3017.012 ">
              <!-- 34 nodes -->
            </draw:path>
            <draw:path id="path7429" draw:style-name="style0" draw:layer="layout" svg:x="9.593cm" svg:y="1.505cm" svg:width="0.139cm" svg:height="0.295cm" svg:viewBox="0.0 0.0 139.253 295.221" svg:d="M 19187.887 3305.362 L 19187.887 3083.009 C 19187.887 3076.939 19187.796 3070.775 19187.615 3064.526 C 19187.615 3058.095 19187.524 3051.934 19187.343 3046.039 C 19187.162 3040.147 19186.980 3034.609 19186.799 3029.431 C 19186.617 3024.250 19186.436 3019.609 19186.255 3015.500 L 19232.491 3015.500 C 19232.672 3019.609 19232.854 3024.340 19233.035 3029.699 C 19233.398 3034.877 19233.670 3040.236 19233.851 3045.771 C 19234.214 3051.309 19234.395 3056.665 19234.395 3061.846 C 19234.577 3066.845 19234.667 3071.133 19234.667 3074.705 L 19235.755 3074.705 C 19239.201 3063.633 19242.827 3054.078 19246.634 3046.039 C 19250.624 3037.824 19255.247 3031.128 19260.505 3025.947 C 19265.763 3020.591 19272.019 3016.661 19279.272 3014.160 C 19286.524 3011.480 19295.318 3010.143 19305.653 3010.140 C 19309.642 3010.143 19313.450 3010.498 19317.076 3011.212 C 19320.702 3011.748 19323.513 3012.284 19325.508 3012.820 L 19325.508 3057.023 C 19322.244 3056.129 19318.436 3055.504 19314.085 3055.147 C 19309.733 3054.611 19304.837 3054.343 19299.398 3054.343 C 19288.156 3054.346 19278.546 3056.844 19270.568 3061.846 C 19262.772 3066.845 19256.335 3073.812 19251.258 3082.742 C 19246.362 3091.492 19242.736 3102.029 19240.379 3114.353 C 19238.021 3126.497 19236.843 3139.804 19236.843 3154.268 L 19236.843 3305.362 L 19187.887 3305.362 L 19187.887 3305.362 ">
              <!-- 28 nodes -->
            </draw:path>
            <draw:path id="path7431" draw:style-name="style0" draw:layer="layout" svg:x="9.765cm" svg:y="1.504cm" svg:width="0.262cm" svg:height="0.300cm" svg:viewBox="0.0 0.0 262.999 300.578" svg:d="M 19794.054 3158.776 C 19794.054 3209.496 19782.722 3247.270 19760.057 3272.096 C 19737.393 3296.921 19704.484 3309.331 19661.331 3309.331 C 19640.842 3309.331 19622.528 3306.297 19606.392 3300.223 C 19590.255 3294.152 19576.565 3284.866 19565.325 3272.364 C 19554.264 3259.861 19545.743 3244.233 19539.759 3225.481 C 19533.957 3206.551 19531.056 3184.316 19531.056 3158.776 C 19531.056 3058.761 19575.025 3008.756 19662.963 3008.753 C 19685.809 3008.756 19705.482 3011.879 19721.983 3018.132 C 19738.664 3024.381 19752.262 3033.757 19762.778 3046.259 C 19773.476 3058.761 19781.363 3074.390 19786.440 3093.142 C 19791.517 3111.893 19794.055 3133.771 19794.055 3158.776 L 19794.054 3158.776 M 19742.653 3158.776 C 19742.653 3136.272 19740.839 3117.699 19737.214 3103.053 C 19733.768 3088.408 19728.601 3076.709 19721.711 3067.959 C 19715.002 3059.208 19706.752 3053.137 19696.961 3049.743 C 19687.170 3046.170 19676.109 3044.384 19663.780 3044.384 C 19651.269 3044.384 19639.937 3046.259 19629.783 3050.011 C 19619.811 3053.581 19611.289 3059.833 19604.217 3068.763 C 19597.146 3077.513 19591.707 3089.211 19587.899 3103.857 C 19584.272 3118.503 19582.459 3136.808 19582.459 3158.776 C 19582.459 3181.279 19584.454 3199.941 19588.443 3214.766 C 19592.432 3229.412 19597.871 3241.110 19604.761 3249.860 C 19611.833 3258.611 19620.083 3264.771 19629.511 3268.344 C 19639.121 3271.917 19649.547 3273.703 19660.788 3273.703 C 19673.299 3273.703 19684.631 3272.006 19694.785 3268.612 C 19704.938 3265.039 19713.551 3258.879 19720.623 3250.128 C 19727.694 3241.378 19733.133 3229.590 19736.941 3214.766 C 19740.749 3199.941 19742.653 3181.279 19742.653 3158.776 L 19742.653 3158.776 ">
              <!-- 31 nodes -->
            </draw:path>
            <draw:path id="path7433" draw:style-name="style0" draw:layer="layout" svg:x="10.088cm" svg:y="1.502cm" svg:width="0.250cm" svg:height="0.408cm" svg:viewBox="0.0 0.0 250.493 408.812" svg:d="M 20426.831 3154.158 C 20426.831 3176.125 20425.017 3196.395 20421.391 3214.971 C 20417.765 3233.544 20411.690 3249.530 20403.169 3262.922 C 20394.828 3276.318 20383.677 3286.855 20369.716 3294.533 C 20355.936 3302.036 20338.893 3305.785 20318.583 3305.785 C 20297.550 3305.785 20279.148 3301.858 20263.372 3294.000 C 20247.598 3286.140 20235.540 3273.281 20227.199 3255.422 L 20225.838 3255.422 C 20226.020 3255.779 20226.110 3257.387 20226.110 3260.246 C 20226.292 3263.104 20226.383 3266.674 20226.383 3270.961 C 20226.564 3275.246 20226.655 3280.069 20226.655 3285.425 C 20226.836 3290.606 20226.927 3295.784 20226.927 3300.965 L 20226.927 3414.285 L 20177.970 3414.285 L 20177.970 3069.769 C 20177.970 3062.802 20177.879 3056.106 20177.698 3049.674 C 20177.698 3043.246 20177.607 3037.443 20177.426 3032.263 C 20177.244 3026.906 20177.063 3022.351 20176.882 3018.599 C 20176.700 3014.851 20176.519 3012.171 20176.338 3010.563 L 20223.662 3010.563 C 20223.843 3011.099 20224.025 3012.975 20224.206 3016.188 C 20224.569 3019.403 20224.841 3023.333 20225.022 3027.975 C 20225.385 3032.441 20225.657 3037.265 20225.838 3042.442 C 20226.201 3047.623 20226.383 3052.533 20226.383 3057.177 L 20227.471 3057.177 C 20232.003 3047.891 20237.171 3040.031 20242.973 3033.602 C 20248.775 3026.996 20255.394 3021.636 20262.827 3017.527 C 20270.261 3013.243 20278.511 3010.206 20287.578 3008.419 C 20296.824 3006.454 20307.160 3005.472 20318.582 3005.472 C 20338.890 3005.472 20355.934 3009.045 20369.715 3016.188 C 20383.676 3023.333 20394.827 3033.424 20403.168 3046.462 C 20411.689 3059.321 20417.764 3074.947 20421.390 3093.344 C 20425.016 3111.560 20426.830 3131.830 20426.830 3154.155 L 20426.831 3154.158 M 20375.425 3155.226 C 20375.424 3137.368 20374.337 3121.472 20372.161 3107.540 C 20369.985 3093.612 20366.177 3081.824 20360.738 3072.178 C 20355.480 3062.534 20348.408 3055.212 20339.524 3050.210 C 20330.639 3045.211 20319.488 3042.710 20306.071 3042.710 C 20295.192 3042.710 20284.947 3044.229 20275.339 3047.266 C 20265.729 3050.300 20257.298 3056.106 20250.045 3064.678 C 20242.974 3073.250 20237.353 3085.126 20233.183 3100.308 C 20229.012 3115.311 20226.927 3134.867 20226.927 3158.978 C 20226.927 3179.516 20228.650 3196.928 20232.095 3211.217 C 20235.539 3225.327 20240.526 3236.757 20247.053 3245.507 C 20253.762 3254.258 20262.012 3260.600 20271.803 3264.527 C 20281.594 3268.279 20292.836 3270.154 20305.528 3270.154 C 20319.127 3270.154 20330.368 3267.564 20339.253 3262.383 C 20348.319 3257.206 20355.481 3249.706 20360.739 3239.880 C 20366.178 3230.058 20369.986 3218.091 20372.162 3203.984 C 20374.339 3189.696 20375.426 3173.442 20375.426 3155.226 L 20375.425 3155.226 ">
              <!-- 52 nodes -->
            </draw:path>
            <draw:path id="path7435" draw:style-name="style0" draw:layer="layout" svg:x="10.386cm" svg:y="1.502cm" svg:width="0.261cm" svg:height="0.300cm" svg:viewBox="0.0 0.0 261.366 300.578" svg:d="M 20823.610 3166.192 C 20823.610 3181.374 20825.152 3195.392 20828.234 3208.251 C 20831.497 3220.932 20836.393 3231.916 20842.920 3241.202 C 20849.629 3250.313 20858.151 3257.456 20868.486 3262.633 C 20878.821 3267.635 20891.241 3270.137 20905.748 3270.137 C 20926.962 3270.137 20943.916 3265.938 20956.609 3257.545 C 20969.482 3249.152 20978.185 3238.525 20982.718 3225.666 L 21025.690 3237.721 C 21022.607 3245.758 21018.256 3253.883 21012.635 3262.098 C 21007.196 3270.137 20999.852 3277.458 20990.605 3284.065 C 20981.358 3290.496 20969.754 3295.852 20955.792 3300.140 C 20942.011 3304.249 20925.332 3306.300 20905.747 3306.300 C 20862.231 3306.300 20829.050 3293.533 20806.204 3267.993 C 20783.540 3242.453 20772.207 3204.503 20772.207 3154.137 C 20772.207 3126.992 20775.652 3104.042 20782.543 3085.287 C 20789.433 3066.357 20798.861 3050.996 20810.828 3039.209 C 20822.795 3027.424 20836.756 3018.939 20852.711 3013.761 C 20868.667 3008.402 20885.711 3005.725 20903.845 3005.722 C 20928.503 3005.725 20949.083 3009.652 20965.581 3017.509 C 20982.263 3025.370 20995.589 3036.264 21005.561 3050.192 C 21015.714 3063.945 21022.876 3080.199 21027.047 3098.951 C 21031.398 3117.702 21033.574 3137.975 21033.574 3159.764 L 21033.574 3166.192 L 20823.610 3166.192 L 20823.610 3166.192 M 20982.988 3129.222 C 20980.268 3098.683 20972.381 3076.447 20959.326 3062.516 C 20946.271 3048.409 20927.506 3041.353 20903.027 3041.353 C 20894.868 3041.353 20886.255 3042.692 20877.189 3045.372 C 20868.305 3047.873 20860.055 3052.426 20852.440 3059.035 C 20844.824 3065.642 20838.387 3074.661 20833.129 3086.091 C 20827.871 3097.343 20824.879 3111.721 20824.154 3129.222 L 20982.988 3129.222 L 20982.988 3129.222 ">
              <!-- 34 nodes -->
            </draw:path>
          </draw:g>
          <!-- id="text7047" -->
          <draw:g id="text7051">
            <draw:path id="path7372" draw:style-name="style0" draw:layer="layout" svg:x="2.489cm" svg:y="0.001cm" svg:width="1.320cm" svg:height="1.295cm" svg:viewBox="0.0 0.0 1320.290 1295.203" svg:d="M 6057.368 1297.596 L 6057.368 512.567 C 6057.367 481.315 6057.675 449.140 6058.291 416.049 C 6059.520 382.955 6060.748 352.622 6061.979 325.043 C 6063.821 292.566 6065.358 261.005 6066.589 230.361 C 6053.680 278.774 6041.386 324.737 6029.708 368.247 C 6024.790 386.633 6019.565 405.631 6014.034 425.239 C 6008.501 444.851 6002.969 463.848 5997.438 482.231 C 5992.520 500.618 5987.602 517.776 5982.686 533.709 C 5977.768 549.645 5973.465 563.433 5969.778 575.077 L 5735.588 1297.590 L 5541.969 1297.590 L 5307.779 575.077 C 5304.090 563.433 5299.788 549.645 5294.871 533.709 C 5290.568 517.776 5285.650 500.618 5280.119 482.231 C 5275.201 463.848 5269.976 444.851 5264.445 425.239 C 5258.912 405.631 5253.380 386.633 5247.849 368.247 C 5235.555 324.737 5222.647 278.777 5209.124 230.361 C 5210.967 265.906 5212.811 300.836 5214.655 335.156 C 5215.884 364.571 5217.114 395.518 5218.343 427.998 C 5219.572 460.478 5220.187 488.669 5220.187 512.567 L 5220.187 1297.596 L 4978.622 1297.596 L 4978.622 2.404 L 5342.799 2.404 L 5575.143 726.775 C 5581.289 745.772 5587.743 769.059 5594.506 796.635 C 5601.881 824.212 5608.950 850.872 5615.712 876.609 C 5623.087 906.639 5631.078 937.891 5639.684 970.371 C 5648.288 938.505 5656.586 907.864 5664.578 878.448 C 5668.265 865.580 5671.953 852.403 5675.642 838.920 C 5679.329 825.440 5683.017 812.263 5686.706 799.394 C 5690.393 786.526 5694.081 774.268 5697.770 762.625 C 5701.457 750.981 5704.838 740.563 5707.912 731.370 L 5936.568 2.416 L 6298.912 2.416 L 6298.912 1297.608 L 6057.346 1297.608 L 6057.368 1297.596 ">
              <!-- 39 nodes -->
            </draw:path>
            <draw:path id="path7374" draw:style-name="style0" draw:layer="layout" svg:x="3.984cm" svg:y="0.001cm" svg:width="1.266cm" svg:height="1.295cm" svg:viewBox="0.0 0.0 1266.822 1295.191" svg:d="M 8966.957 1297.596 L 8851.707 966.684 L 8356.593 966.684 L 8241.343 1297.596 L 7969.351 1297.596 L 8443.252 2.404 L 8764.104 2.404 L 9236.173 1297.596 L 8966.948 1297.596 L 8966.957 1297.596 M 8662.681 390.321 C 8655.304 368.873 8647.928 347.425 8640.553 325.974 C 8633.791 303.914 8627.644 283.996 8622.113 266.223 C 8617.195 247.840 8612.892 232.826 8609.205 221.180 C 8606.131 209.537 8604.287 203.103 8603.673 201.876 C 8603.057 203.715 8601.212 210.457 8598.141 222.099 C 8595.067 233.744 8590.764 248.452 8585.233 266.223 C 8580.315 283.996 8574.168 303.912 8566.793 325.974 C 8560.031 347.425 8552.962 368.873 8545.587 390.320 L 8417.429 762.600 L 8790.830 762.600 L 8662.673 390.320 L 8662.681 390.321 ">
              <!-- 23 nodes -->
            </draw:path>
            <draw:path id="path7376" draw:style-name="style0" draw:layer="layout" svg:x="5.428cm" svg:y="0.002cm" svg:width="1.068cm" svg:height="1.295cm" svg:viewBox="0.0 0.0 1068.618 1295.191" svg:d="M 11925.696 415.483 C 11925.694 471.250 11916.167 525.181 11897.113 577.269 C 11878.672 628.747 11850.090 674.401 11811.368 714.235 C 11772.642 754.069 11723.467 785.936 11663.846 809.837 C 11604.221 833.124 11533.534 844.767 11451.784 844.767 L 11129.070 844.767 L 11129.070 1300.711 L 10857.077 1300.711 L 10857.077 5.519 L 11440.704 5.519 C 11523.682 5.521 11595.598 15.632 11656.452 35.855 C 11717.302 55.466 11767.706 83.351 11807.660 119.504 C 11847.614 155.663 11877.115 198.867 11896.173 249.116 C 11915.841 299.368 11925.676 354.830 11925.677 415.498 L 11925.696 415.483 M 11651.843 420.093 C 11651.842 353.296 11631.558 302.738 11590.990 268.419 C 11551.036 233.489 11490.798 216.025 11410.277 216.022 L 11129.067 216.022 L 11129.067 636.110 L 11417.653 636.110 C 11458.220 636.110 11492.949 630.901 11521.841 620.482 C 11551.344 610.064 11575.624 595.356 11594.679 576.359 C 11614.348 557.361 11628.792 534.688 11638.013 508.334 C 11647.232 481.372 11651.842 451.956 11651.843 420.087 L 11651.843 420.093 ">
              <!-- 26 nodes -->
            </draw:path>
            <draw:path id="path7378" draw:style-name="style0" draw:layer="layout" svg:x="6.682cm" svg:y="0.001cm" svg:width="0.878cm" svg:height="1.295cm" svg:viewBox="0.0 0.0 878.693 1295.212" svg:d="M 13365.071 1297.599 L 13365.071 1105.477 L 13686.854 1105.477 L 13686.854 222.106 L 13375.226 416.067 L 13375.226 212.915 L 13700.705 2.410 L 13945.957 2.410 L 13945.957 1105.501 L 14243.764 1105.501 L 14243.764 1297.623 L 13365.095 1297.623 L 13365.071 1297.599 ">
              <!-- 13 nodes -->
            </draw:path>
            <draw:path id="path7380" draw:style-name="style0" draw:layer="layout" svg:x="7.742cm" svg:y="1.016cm" svg:width="0.266cm" svg:height="0.280cm" svg:viewBox="0.0 0.0 266.458 280.366" svg:d="M 15485.656 2312.421 L 15485.656 2032.055 L 15752.114 2032.055 L 15752.114 2312.421 L 15485.656 2312.421 L 15485.656 2312.421 ">
              <!-- 6 nodes -->
            </draw:path>
            <draw:path id="path7382" draw:style-name="style0" draw:layer="layout" svg:x="8.264cm" svg:y="0.001cm" svg:width="1.059cm" svg:height="1.295cm" svg:viewBox="0.0 0.0 1059.391 1295.194" svg:d="M 16529.423 1297.596 L 16529.423 2.404 L 17551.018 2.404 L 17551.018 211.990 L 16801.422 211.990 L 16801.422 537.390 L 17494.773 537.390 L 17494.773 746.976 L 16801.422 746.976 L 16801.422 1088.013 L 17588.814 1088.013 L 17588.814 1297.599 L 16529.423 1297.599 L 16529.423 1297.596 ">
              <!-- 14 nodes -->
            </draw:path>
            <draw:path id="path7384" draw:style-name="style0" draw:layer="layout" svg:x="9.513cm" svg:y="0.000cm" svg:width="1.134cm" svg:height="1.313cm" svg:viewBox="0.0 0.0 1134.988 1313.602" svg:d="M 19579.235 1315.131 C 19498.098 1315.131 19423.724 1305.633 19356.111 1286.635 C 19288.497 1267.027 19230.105 1236.997 19180.930 1196.552 C 19132.371 1155.493 19094.262 1103.095 19066.602 1039.360 C 19039.556 975.628 19026.035 899.638 19026.035 811.391 L 19026.035 1.529 L 19298.028 1.529 L 19298.028 790.243 C 19298.027 844.785 19304.789 891.973 19318.312 931.804 C 19331.834 971.027 19351.196 1003.504 19376.398 1029.245 C 19401.599 1054.371 19432.023 1073.063 19467.675 1085.317 C 19503.327 1096.961 19542.971 1102.784 19586.615 1102.784 C 19630.871 1102.784 19671.438 1096.655 19708.318 1084.398 C 19745.812 1071.529 19777.777 1051.917 19804.207 1025.566 C 19831.252 999.215 19852.150 965.818 19866.903 925.370 C 19881.654 884.925 19889.030 836.817 19889.031 781.050 L 19889.031 1.532 L 20161.023 1.532 L 20161.023 797.585 C 20161.022 886.443 20146.577 963.353 20117.689 1028.313 C 20088.799 1093.273 20048.537 1147.201 19996.908 1190.100 C 19945.275 1232.384 19883.806 1263.944 19812.506 1284.781 C 19741.819 1305.004 19664.062 1315.114 19579.239 1315.114 L 19579.235 1315.131 ">
              <!-- 24 nodes -->
            </draw:path>
          </draw:g>
          <!-- id="text7051" -->
          <draw:path id="path4012" draw:style-name="style0" draw:layer="layout" svg:x="-.000cm" svg:y="0.000cm" svg:width="1.919cm" svg:height="1.921cm" svg:viewBox="0.0 0.0 1920.000 1921.889" svg:d="M 1417.500 1.875 L 319.679 2.812 C 159.677 2.812 0.000 163.435 0.000 323.452 L 0.000 1440.022 L 479.999 1200.022 C 720.000 959.992 719.969 480.052 960.000 240.022 C 1158.150 41.875 1354.409 7.924 1417.500 1.894 L 1417.500 1.875 ZM 1920.000 480.014 L 1440.000 720.015 C 1200.000 960.015 1200.029 1439.984 960.000 1680.015 C 720.000 1920.015 479.999 1920.015 479.999 1920.015 L 0.000 1920.015 L 0.000 1920.945 L 1600.319 1923.764 C 1760.309 1923.764 1920.000 1763.115 1920.000 1603.125 L 1920.000 480.015 L 1920.000 480.014 Z">
            <!-- 18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Wed Mar 13 00:03:00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dffff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Wed Mar 13 00:03:00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